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3.730625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3.91583333333333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ed_by_assoc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69099999999999995" table:style-name="ce1">
            <text:p>0.691</text:p>
          </table:table-cell>
          <table:table-cell office:value-type="float" office:value="1.5100000000000001E-2" table:style-name="ce1">
            <text:p>0.0151</text:p>
          </table:table-cell>
          <table:table-cell table:style-name="ce1">
            <draw:frame draw:z-index="1" draw:id="id0" draw:style-name="a0" draw:name="Chart 4" svg:x="0.66667in" svg:y="0.00521in" svg:width="2.44792in" svg:height="1.2031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29139999999999999" table:style-name="ce1">
            <text:p>0.2914</text:p>
          </table:table-cell>
          <table:table-cell office:value-type="float" office:value="0.11219999999999999" table:style-name="ce1">
            <text:p>0.11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1295" table:style-name="ce1">
            <text:p>0.1295</text:p>
          </table:table-cell>
          <table:table-cell office:value-type="float" office:value="0.31209999999999999" table:style-name="ce1">
            <text:p>0.3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8.9599999999999999E-2" table:style-name="ce1">
            <text:p>0.0896</text:p>
          </table:table-cell>
          <table:table-cell office:value-type="float" office:value="0.47449999999999998" table:style-name="ce1">
            <text:p>0.47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7.5899999999999995E-2" table:style-name="ce1">
            <text:p>0.0759</text:p>
          </table:table-cell>
          <table:table-cell office:value-type="float" office:value="0.56869999999999998" table:style-name="ce1">
            <text:p>0.56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0.68200000000000005" table:style-name="ce1">
            <text:p>0.682</text:p>
          </table:table-cell>
          <table:table-cell office:value-type="float" office:value="1.61E-2" table:style-name="ce1">
            <text:p>0.01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29509999999999997" table:style-name="ce1">
            <text:p>0.29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0.1119" table:style-name="ce1">
            <text:p>0.1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0.56520000000000004" table:style-name="ce1">
            <text:p>0.56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5302" table:style-name="ce1">
            <text:p>0.5302</text:p>
          </table:table-cell>
          <table:table-cell office:value-type="float" office:value="3.7400000000000003E-2" table:style-name="ce1">
            <text:p>0.03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9.3399999999999997E-2" table:style-name="ce1">
            <text:p>0.0934</text:p>
          </table:table-cell>
          <table:table-cell office:value-type="float" office:value="0.44769999999999999" table:style-name="ce1">
            <text:p>0.4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1.6199999999999999E-2" table:style-name="ce1">
            <text:p>0.01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1384" table:style-name="ce1">
            <text:p>0.1384</text:p>
          </table:table-cell>
          <table:table-cell office:value-type="float" office:value="0.28949999999999998" table:style-name="ce1">
            <text:p>0.28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10730000000000001" table:style-name="ce1">
            <text:p>0.10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7.4800000000000005E-2" table:style-name="ce1">
            <text:p>0.0748</text:p>
          </table:table-cell>
          <table:table-cell office:value-type="float" office:value="0.56899999999999995" table:style-name="ce1">
            <text:p>0.5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0.53359999999999996" table:style-name="ce1">
            <text:p>0.5336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0.45469999999999999" table:style-name="ce1">
            <text:p>0.45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75470000000000004" table:style-name="ce1">
            <text:p>0.7547</text:p>
          </table:table-cell>
          <table:table-cell office:value-type="float" office:value="4.87E-2" table:style-name="ce1">
            <text:p>0.04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24079999999999999" table:style-name="ce1">
            <text:p>0.2408</text:p>
          </table:table-cell>
          <table:table-cell office:value-type="float" office:value="0.39319999999999999" table:style-name="ce1">
            <text:p>0.39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0.26119999999999999" table:style-name="ce1">
            <text:p>0.26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0.58250000000000002" table:style-name="ce1">
            <text:p>0.58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43569999999999998" table:style-name="ce1">
            <text:p>0.4357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0.78280000000000005" table:style-name="ce1">
            <text:p>0.7828</text:p>
          </table:table-cell>
          <table:table-cell office:value-type="float" office:value="4.4699999999999997E-2" table:style-name="ce1">
            <text:p>0.04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21609999999999999" table:style-name="ce1">
            <text:p>0.2161</text:p>
          </table:table-cell>
          <table:table-cell office:value-type="float" office:value="0.4264" table:style-name="ce1">
            <text:p>0.42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2923" table:style-name="ce1">
            <text:p>0.2923</text:p>
          </table:table-cell>
          <table:table-cell office:value-type="float" office:value="0.28760000000000002" table:style-name="ce1">
            <text:p>0.28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1522" table:style-name="ce1">
            <text:p>0.1522</text:p>
          </table:table-cell>
          <table:table-cell office:value-type="float" office:value="0.59350000000000003" table:style-name="ce1">
            <text:p>0.59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45529999999999998" table:style-name="ce1">
            <text:p>0.4553</text:p>
          </table:table-cell>
          <table:table-cell office:value-type="float" office:value="0.14050000000000001" table:style-name="ce1">
            <text:p>0.14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0.17319999999999999" table:style-name="ce1">
            <text:p>0.1732</text:p>
          </table:table-cell>
          <table:table-cell office:value-type="float" office:value="0.51980000000000004" table:style-name="ce1">
            <text:p>0.51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0.77949999999999997" table:style-name="ce1">
            <text:p>0.7795</text:p>
          </table:table-cell>
          <table:table-cell office:value-type="float" office:value="4.5600000000000002E-2" table:style-name="ce1">
            <text:p>0.0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2152" table:style-name="ce1">
            <text:p>0.2152</text:p>
          </table:table-cell>
          <table:table-cell office:value-type="float" office:value="0.42909999999999998" table:style-name="ce1">
            <text:p>0.42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28749999999999998" table:style-name="ce1">
            <text:p>0.2875</text:p>
          </table:table-cell>
          <table:table-cell office:value-type="float" office:value="0.29749999999999999" table:style-name="ce1">
            <text:p>0.2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15310000000000001" table:style-name="ce1">
            <text:p>0.1531</text:p>
          </table:table-cell>
          <table:table-cell office:value-type="float" office:value="0.59030000000000005" table:style-name="ce1">
            <text:p>0.59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0.44869999999999999" table:style-name="ce1">
            <text:p>0.4487</text:p>
          </table:table-cell>
          <table:table-cell office:value-type="float" office:value="0.1454" table:style-name="ce1">
            <text:p>0.14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0.1754" table:style-name="ce1">
            <text:p>0.1754</text:p>
          </table:table-cell>
          <table:table-cell office:value-type="float" office:value="0.51390000000000002" table:style-name="ce1">
            <text:p>0.5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5787" table:style-name="ce1">
            <text:p>1.5787</text:p>
          </table:table-cell>
          <table:table-cell office:value-type="float" office:value="0.24260000000000001" table:style-name="ce1">
            <text:p>0.2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7271000000000001" table:style-name="ce1">
            <text:p>1.7271</text:p>
          </table:table-cell>
          <table:table-cell office:value-type="float" office:value="0.11260000000000001" table:style-name="ce1">
            <text:p>0.11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1.4027000000000001" table:style-name="ce1">
            <text:p>1.4027</text:p>
          </table:table-cell>
          <table:table-cell office:value-type="float" office:value="0.42070000000000002" table:style-name="ce1">
            <text:p>0.4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8328" table:style-name="ce1">
            <text:p>1.8328</text:p>
          </table:table-cell>
          <table:table-cell office:value-type="float" office:value="5.6399999999999999E-2" table:style-name="ce1">
            <text:p>0.0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1.4481999999999999" table:style-name="ce1">
            <text:p>1.4482</text:p>
          </table:table-cell>
          <table:table-cell office:value-type="float" office:value="0.36709999999999998" table:style-name="ce1">
            <text:p>0.36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1.4117999999999999" table:style-name="ce1">
            <text:p>1.4118</text:p>
          </table:table-cell>
          <table:table-cell office:value-type="float" office:value="0.3221" table:style-name="ce1">
            <text:p>0.32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1.6958" table:style-name="ce1">
            <text:p>1.6958</text:p>
          </table:table-cell>
          <table:table-cell office:value-type="float" office:value="0.13500000000000001" table:style-name="ce1">
            <text:p>0.1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60580000000000001" table:style-name="ce1">
            <text:p>0.60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1.8298000000000001" table:style-name="ce1">
            <text:p>1.8298</text:p>
          </table:table-cell>
          <table:table-cell office:value-type="float" office:value="5.74E-2" table:style-name="ce1">
            <text:p>0.05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1.1254" table:style-name="ce1">
            <text:p>1.1254</text:p>
          </table:table-cell>
          <table:table-cell office:value-type="float" office:value="0.50160000000000005" table:style-name="ce1">
            <text:p>0.50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8449" table:style-name="ce1">
            <text:p>1.8449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1.4135" table:style-name="ce1">
            <text:p>1.4135</text:p>
          </table:table-cell>
          <table:table-cell office:value-type="float" office:value="0.3211" table:style-name="ce1">
            <text:p>0.32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1.6976" table:style-name="ce1">
            <text:p>1.6976</text:p>
          </table:table-cell>
          <table:table-cell office:value-type="float" office:value="0.1338" table:style-name="ce1">
            <text:p>0.13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1.0281" table:style-name="ce1">
            <text:p>1.0281</text:p>
          </table:table-cell>
          <table:table-cell office:value-type="float" office:value="0.59709999999999996" table:style-name="ce1">
            <text:p>0.5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8309" table:style-name="ce1">
            <text:p>1.8309</text:p>
          </table:table-cell>
          <table:table-cell office:value-type="float" office:value="5.7000000000000002E-2" table:style-name="ce1">
            <text:p>0.0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1.1275999999999999" table:style-name="ce1">
            <text:p>1.1276</text:p>
          </table:table-cell>
          <table:table-cell office:value-type="float" office:value="0.50039999999999996" table:style-name="ce1">
            <text:p>0.5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59179999999999999" table:style-name="ce1">
            <text:p>0.5918</text:p>
          </table:table-cell>
          <table:table-cell office:value-type="float" office:value="0.30080000000000001" table:style-name="ce1">
            <text:p>0.3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50019999999999998" table:style-name="ce1">
            <text:p>0.5002</text:p>
          </table:table-cell>
          <table:table-cell office:value-type="float" office:value="0.53669999999999995" table:style-name="ce1">
            <text:p>0.53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4173" table:style-name="ce1">
            <text:p>1.4173</text:p>
          </table:table-cell>
          <table:table-cell office:value-type="float" office:value="1.43E-2" table:style-name="ce1">
            <text:p>0.01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52449999999999997" table:style-name="ce1">
            <text:p>0.5245</text:p>
          </table:table-cell>
          <table:table-cell office:value-type="float" office:value="0.48699999999999999" table:style-name="ce1">
            <text:p>0.4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4073" table:style-name="ce1">
            <text:p>0.4073</text:p>
          </table:table-cell>
          <table:table-cell office:value-type="float" office:value="0.4667" table:style-name="ce1">
            <text:p>0.46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56630000000000003" table:style-name="ce1">
            <text:p>0.5663</text:p>
          </table:table-cell>
          <table:table-cell office:value-type="float" office:value="0.2833" table:style-name="ce1">
            <text:p>0.28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23849999999999999" table:style-name="ce1">
            <text:p>0.2385</text:p>
          </table:table-cell>
          <table:table-cell office:value-type="float" office:value="0.76700000000000002" table:style-name="ce1">
            <text:p>0.7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94610000000000005" table:style-name="ce1">
            <text:p>0.9461</text:p>
          </table:table-cell>
          <table:table-cell office:value-type="float" office:value="0.1016" table:style-name="ce1">
            <text:p>0.10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69610000000000005" table:style-name="ce1">
            <text:p>0.6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5" table:style-name="ce1">
            <text:p>1.5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46829999999999999" table:style-name="ce1">
            <text:p>0.4683</text:p>
          </table:table-cell>
          <table:table-cell office:value-type="float" office:value="0.36830000000000002" table:style-name="ce1">
            <text:p>0.36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67369999999999997" table:style-name="ce1">
            <text:p>0.6737</text:p>
          </table:table-cell>
          <table:table-cell office:value-type="float" office:value="0.2021" table:style-name="ce1">
            <text:p>0.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26050000000000001" table:style-name="ce1">
            <text:p>0.2605</text:p>
          </table:table-cell>
          <table:table-cell office:value-type="float" office:value="0.66439999999999999" table:style-name="ce1">
            <text:p>0.66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2605999999999999" table:style-name="ce1">
            <text:p>1.2606</text:p>
          </table:table-cell>
          <table:table-cell office:value-type="float" office:value="3.4200000000000001E-2" table:style-name="ce1">
            <text:p>0.03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58320000000000005" table:style-name="ce1">
            <text:p>0.58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47599999999999998" table:style-name="ce1">
            <text:p>0.476</text:p>
          </table:table-cell>
          <table:table-cell office:value-type="float" office:value="0.154" table:style-name="ce1">
            <text:p>0.1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1.0582" table:style-name="ce1">
            <text:p>1.058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65649999999999997" table:style-name="ce1">
            <text:p>0.6565</text:p>
          </table:table-cell>
          <table:table-cell office:value-type="float" office:value="9.2499999999999999E-2" table:style-name="ce1">
            <text:p>0.09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1.0582" table:style-name="ce1">
            <text:p>1.058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0.74580000000000002" table:style-name="ce1">
            <text:p>0.7458</text:p>
          </table:table-cell>
          <table:table-cell office:value-type="float" office:value="9.7999999999999997E-3" table:style-name="ce1">
            <text:p>0.00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56469999999999998" table:style-name="ce1">
            <text:p>0.56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58189999999999997" table:style-name="ce1">
            <text:p>0.5819</text:p>
          </table:table-cell>
          <table:table-cell office:value-type="float" office:value="2.8799999999999999E-2" table:style-name="ce1">
            <text:p>0.02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0.46460000000000001" table:style-name="ce1">
            <text:p>0.46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15720000000000001" table:style-name="ce1">
            <text:p>0.1572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60819999999999996" table:style-name="ce1">
            <text:p>0.60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0.7268" table:style-name="ce1">
            <text:p>0.7268</text:p>
          </table:table-cell>
          <table:table-cell office:value-type="float" office:value="1.15E-2" table:style-name="ce1">
            <text:p>0.01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34620000000000001" table:style-name="ce1">
            <text:p>0.3462</text:p>
          </table:table-cell>
          <table:table-cell office:value-type="float" office:value="8.7599999999999997E-2" table:style-name="ce1">
            <text:p>0.08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7.9500000000000001E-2" table:style-name="ce1">
            <text:p>0.0795</text:p>
          </table:table-cell>
          <table:table-cell office:value-type="float" office:value="0.53249999999999997" table:style-name="ce1">
            <text:p>0.53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56159999999999999" table:style-name="ce1">
            <text:p>0.5616</text:p>
          </table:table-cell>
          <table:table-cell office:value-type="float" office:value="3.2399999999999998E-2" table:style-name="ce1">
            <text:p>0.0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0489999999999999" table:style-name="ce1">
            <text:p>0.1049</text:p>
          </table:table-cell>
          <table:table-cell office:value-type="float" office:value="0.39269999999999999" table:style-name="ce1">
            <text:p>0.39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1.5699999999999999E-2" table:style-name="ce1">
            <text:p>0.01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1734" table:style-name="ce1">
            <text:p>0.1734</text:p>
          </table:table-cell>
          <table:table-cell office:value-type="float" office:value="0.21940000000000001" table:style-name="ce1">
            <text:p>0.21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0.60670000000000002" table:style-name="ce1">
            <text:p>0.60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0.7268" table:style-name="ce1">
            <text:p>0.7268</text:p>
          </table:table-cell>
          <table:table-cell office:value-type="float" office:value="1.1599999999999999E-2" table:style-name="ce1">
            <text:p>0.01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34939999999999999" table:style-name="ce1">
            <text:p>0.3494</text:p>
          </table:table-cell>
          <table:table-cell office:value-type="float" office:value="8.6400000000000005E-2" table:style-name="ce1">
            <text:p>0.08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0.56830000000000003" table:style-name="ce1">
            <text:p>0.56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0.5675" table:style-name="ce1">
            <text:p>0.5675</text:p>
          </table:table-cell>
          <table:table-cell office:value-type="float" office:value="3.1699999999999999E-2" table:style-name="ce1">
            <text:p>0.03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9.8199999999999996E-2" table:style-name="ce1">
            <text:p>0.0982</text:p>
          </table:table-cell>
          <table:table-cell office:value-type="float" office:value="0.42320000000000002" table:style-name="ce1">
            <text:p>0.4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0.68820000000000003" table:style-name="ce1">
            <text:p>0.6882</text:p>
          </table:table-cell>
          <table:table-cell office:value-type="float" office:value="1.5599999999999999E-2" table:style-name="ce1">
            <text:p>0.01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1678" table:style-name="ce1">
            <text:p>0.1678</text:p>
          </table:table-cell>
          <table:table-cell office:value-type="float" office:value="0.22819999999999999" table:style-name="ce1">
            <text:p>0.22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6.7599999999999993E-2" table:style-name="ce1">
            <text:p>0.0676</text:p>
          </table:table-cell>
          <table:table-cell office:value-type="float" office:value="0.62939999999999996" table:style-name="ce1">
            <text:p>0.62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1927000000000001" table:style-name="ce1">
            <text:p>1.1927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0.25640000000000002" table:style-name="ce1">
            <text:p>0.2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7530000000000003" table:style-name="ce1">
            <text:p>0.57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42630000000000001" table:style-name="ce1">
            <text:p>0.4263</text:p>
          </table:table-cell>
          <table:table-cell office:value-type="float" office:value="0.1474" table:style-name="ce1">
            <text:p>0.14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20730000000000001" table:style-name="ce1">
            <text:p>0.2073</text:p>
          </table:table-cell>
          <table:table-cell office:value-type="float" office:value="0.48089999999999999" table:style-name="ce1">
            <text:p>0.48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0565" table:style-name="ce1">
            <text:p>1.0565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25090000000000001" table:style-name="ce1">
            <text:p>0.2509</text:p>
          </table:table-cell>
          <table:table-cell office:value-type="float" office:value="0.37619999999999998" table:style-name="ce1">
            <text:p>0.37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62660000000000005" table:style-name="ce1">
            <text:p>0.62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1637" table:style-name="ce1">
            <text:p>1.1637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28410000000000002" table:style-name="ce1">
            <text:p>0.2841</text:p>
          </table:table-cell>
          <table:table-cell office:value-type="float" office:value="0.29210000000000003" table:style-name="ce1">
            <text:p>0.29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153" table:style-name="ce1">
            <text:p>0.153</text:p>
          </table:table-cell>
          <table:table-cell office:value-type="float" office:value="0.58819999999999995" table:style-name="ce1">
            <text:p>0.58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46949999999999997" table:style-name="ce1">
            <text:p>0.4695</text:p>
          </table:table-cell>
          <table:table-cell office:value-type="float" office:value="0.13170000000000001" table:style-name="ce1">
            <text:p>0.13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754" table:style-name="ce1">
            <text:p>0.1754</text:p>
          </table:table-cell>
          <table:table-cell office:value-type="float" office:value="0.51329999999999998" table:style-name="ce1">
            <text:p>0.51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04" table:style-name="ce1">
            <text:p>1.04</text:p>
          </table:table-cell>
          <table:table-cell office:value-type="float" office:value="1.5699999999999999E-2" table:style-name="ce1">
            <text:p>0.01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0.42670000000000002" table:style-name="ce1">
            <text:p>0.42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659999999999995" table:style-name="ce1">
            <text:p>0.64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173" table:style-name="ce1">
            <text:p>1.173</text:p>
          </table:table-cell>
          <table:table-cell office:value-type="float" office:value="5.5999999999999999E-3" table:style-name="ce1">
            <text:p>0.00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0.31340000000000001" table:style-name="ce1">
            <text:p>0.31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1547" table:style-name="ce1">
            <text:p>0.1547</text:p>
          </table:table-cell>
          <table:table-cell office:value-type="float" office:value="0.58279999999999998" table:style-name="ce1">
            <text:p>0.58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0.13320000000000001" table:style-name="ce1">
            <text:p>0.13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51270000000000004" table:style-name="ce1">
            <text:p>0.51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0620000000000001" table:style-name="ce1">
            <text:p>1.062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20349999999999999" table:style-name="ce1">
            <text:p>0.2035</text:p>
          </table:table-cell>
          <table:table-cell office:value-type="float" office:value="0.43719999999999998" table:style-name="ce1">
            <text:p>0.43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859999999999995" table:style-name="ce1">
            <text:p>0.64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7667999999999999" table:style-name="ce1">
            <text:p>1.7668</text:p>
          </table:table-cell>
          <table:table-cell office:value-type="float" office:value="9.5000000000000001E-2" table:style-name="ce1">
            <text:p>0.0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4159999999999999" table:style-name="ce1">
            <text:p>1.416</text:p>
          </table:table-cell>
          <table:table-cell office:value-type="float" office:value="0.40039999999999998" table:style-name="ce1">
            <text:p>0.4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833" table:style-name="ce1">
            <text:p>1.833</text:p>
          </table:table-cell>
          <table:table-cell office:value-type="float" office:value="5.6000000000000001E-2" table:style-name="ce1">
            <text:p>0.0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4865999999999999" table:style-name="ce1">
            <text:p>1.4866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6174999999999999" table:style-name="ce1">
            <text:p>1.6175</text:p>
          </table:table-cell>
          <table:table-cell office:value-type="float" office:value="0.19639999999999999" table:style-name="ce1">
            <text:p>0.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389" table:style-name="ce1">
            <text:p>1.389</text:p>
          </table:table-cell>
          <table:table-cell office:value-type="float" office:value="0.43240000000000001" table:style-name="ce1">
            <text:p>0.4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1.6874" table:style-name="ce1">
            <text:p>1.6874</text:p>
          </table:table-cell>
          <table:table-cell office:value-type="float" office:value="0.1236" table:style-name="ce1">
            <text:p>0.12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9052" table:style-name="ce1">
            <text:p>0.9052</text:p>
          </table:table-cell>
          <table:table-cell office:value-type="float" office:value="0.62580000000000002" table:style-name="ce1">
            <text:p>0.62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1.8228" table:style-name="ce1">
            <text:p>1.8228</text:p>
          </table:table-cell>
          <table:table-cell office:value-type="float" office:value="6.0699999999999997E-2" table:style-name="ce1">
            <text:p>0.06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1.0866" table:style-name="ce1">
            <text:p>1.0866</text:p>
          </table:table-cell>
          <table:table-cell office:value-type="float" office:value="0.53290000000000004" table:style-name="ce1">
            <text:p>0.53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1.3686" table:style-name="ce1">
            <text:p>1.3686</text:p>
          </table:table-cell>
          <table:table-cell office:value-type="float" office:value="0.29420000000000002" table:style-name="ce1">
            <text:p>0.29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88200000000000001" table:style-name="ce1">
            <text:p>0.882</text:p>
          </table:table-cell>
          <table:table-cell office:value-type="float" office:value="0.65310000000000001" table:style-name="ce1">
            <text:p>0.65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8449" table:style-name="ce1">
            <text:p>1.8449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1.7039" table:style-name="ce1">
            <text:p>1.7039</text:p>
          </table:table-cell>
          <table:table-cell office:value-type="float" office:value="0.1168" table:style-name="ce1">
            <text:p>0.11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95669999999999999" table:style-name="ce1">
            <text:p>0.9567</text:p>
          </table:table-cell>
          <table:table-cell office:value-type="float" office:value="0.58979999999999999" table:style-name="ce1">
            <text:p>0.58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8312999999999999" table:style-name="ce1">
            <text:p>1.8313</text:p>
          </table:table-cell>
          <table:table-cell office:value-type="float" office:value="5.74E-2" table:style-name="ce1">
            <text:p>0.05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1.1145" table:style-name="ce1">
            <text:p>1.1145</text:p>
          </table:table-cell>
          <table:table-cell office:value-type="float" office:value="0.50919999999999999" table:style-name="ce1">
            <text:p>0.50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8423" table:style-name="ce1">
            <text:p>1.8423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1.3532999999999999" table:style-name="ce1">
            <text:p>1.3533</text:p>
          </table:table-cell>
          <table:table-cell office:value-type="float" office:value="0.30859999999999999" table:style-name="ce1">
            <text:p>0.30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92520000000000002" table:style-name="ce1">
            <text:p>0.9252</text:p>
          </table:table-cell>
          <table:table-cell office:value-type="float" office:value="0.62290000000000001" table:style-name="ce1">
            <text:p>0.62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76400000000000001" table:style-name="ce1">
            <text:p>0.764</text:p>
          </table:table-cell>
          <table:table-cell office:value-type="float" office:value="0.1426" table:style-name="ce1">
            <text:p>0.1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2859999999999996" table:style-name="ce1">
            <text:p>0.52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4208000000000001" table:style-name="ce1">
            <text:p>1.4208</text:p>
          </table:table-cell>
          <table:table-cell office:value-type="float" office:value="1.3599999999999999E-2" table:style-name="ce1">
            <text:p>0.0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5373" table:style-name="ce1">
            <text:p>0.5373</text:p>
          </table:table-cell>
          <table:table-cell office:value-type="float" office:value="0.47120000000000001" table:style-name="ce1">
            <text:p>0.47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27600000000000002" table:style-name="ce1">
            <text:p>0.2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56200000000000006" table:style-name="ce1">
            <text:p>0.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56730000000000003" table:style-name="ce1">
            <text:p>0.5673</text:p>
          </table:table-cell>
          <table:table-cell office:value-type="float" office:value="0.28249999999999997" table:style-name="ce1">
            <text:p>0.28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24249999999999999" table:style-name="ce1">
            <text:p>0.2425</text:p>
          </table:table-cell>
          <table:table-cell office:value-type="float" office:value="0.73939999999999995" table:style-name="ce1">
            <text:p>0.73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92059999999999997" table:style-name="ce1">
            <text:p>0.9206</text:p>
          </table:table-cell>
          <table:table-cell office:value-type="float" office:value="0.11210000000000001" table:style-name="ce1">
            <text:p>0.1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26640000000000003" table:style-name="ce1">
            <text:p>0.2664</text:p>
          </table:table-cell>
          <table:table-cell office:value-type="float" office:value="0.67100000000000004" table:style-name="ce1">
            <text:p>0.6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32619999999999999" table:style-name="ce1">
            <text:p>0.3262</text:p>
          </table:table-cell>
          <table:table-cell office:value-type="float" office:value="0.53920000000000001" table:style-name="ce1">
            <text:p>0.53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2969999999999999" table:style-name="ce1">
            <text:p>0.2297</text:p>
          </table:table-cell>
          <table:table-cell office:value-type="float" office:value="0.78549999999999998" table:style-name="ce1">
            <text:p>0.78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4984999999999999" table:style-name="ce1">
            <text:p>1.4985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64090000000000003" table:style-name="ce1">
            <text:p>0.6409</text:p>
          </table:table-cell>
          <table:table-cell office:value-type="float" office:value="0.2225" table:style-name="ce1">
            <text:p>0.22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26450000000000001" table:style-name="ce1">
            <text:p>0.2645</text:p>
          </table:table-cell>
          <table:table-cell office:value-type="float" office:value="0.65980000000000005" table:style-name="ce1">
            <text:p>0.65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2.93E-2" table:style-name="ce1">
            <text:p>0.02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30220000000000002" table:style-name="ce1">
            <text:p>0.3022</text:p>
          </table:table-cell>
          <table:table-cell office:value-type="float" office:value="0.56410000000000005" table:style-name="ce1">
            <text:p>0.56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4899" table:style-name="ce1">
            <text:p>1.4899</text:p>
          </table:table-cell>
          <table:table-cell office:value-type="float" office:value="6.7999999999999996E-3" table:style-name="ce1">
            <text:p>0.00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37990000000000002" table:style-name="ce1">
            <text:p>0.3799</text:p>
          </table:table-cell>
          <table:table-cell office:value-type="float" office:value="0.43369999999999997" table:style-name="ce1">
            <text:p>0.43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24729999999999999" table:style-name="ce1">
            <text:p>0.2473</text:p>
          </table:table-cell>
          <table:table-cell office:value-type="float" office:value="0.71020000000000005" table:style-name="ce1">
            <text:p>0.7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9249999999999998" table:style-name="ce1">
            <text:p>0.29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92120000000000002" table:style-name="ce1">
            <text:p>0.921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55300000000000005" table:style-name="ce1">
            <text:p>0.553</text:p>
          </table:table-cell>
          <table:table-cell office:value-type="float" office:value="0.108" table:style-name="ce1">
            <text:p>0.1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7.7000000000000002E-3" table:style-name="ce1">
            <text:p>0.00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59409999999999996" table:style-name="ce1">
            <text:p>0.5941</text:p>
          </table:table-cell>
          <table:table-cell office:value-type="float" office:value="2.69E-2" table:style-name="ce1">
            <text:p>0.02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9.1300000000000006E-2" table:style-name="ce1">
            <text:p>0.0913</text:p>
          </table:table-cell>
          <table:table-cell office:value-type="float" office:value="0.46379999999999999" table:style-name="ce1">
            <text:p>0.46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0.7238" table:style-name="ce1">
            <text:p>0.7238</text:p>
          </table:table-cell>
          <table:table-cell office:value-type="float" office:value="1.1900000000000001E-2" table:style-name="ce1">
            <text:p>0.0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0.74639999999999995" table:style-name="ce1">
            <text:p>0.7464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6409999999999998" table:style-name="ce1">
            <text:p>0.3641</text:p>
          </table:table-cell>
          <table:table-cell office:value-type="float" office:value="8.0399999999999999E-2" table:style-name="ce1">
            <text:p>0.08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56320000000000003" table:style-name="ce1">
            <text:p>0.5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0.75480000000000003" table:style-name="ce1">
            <text:p>0.7548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56110000000000004" table:style-name="ce1">
            <text:p>0.5611</text:p>
          </table:table-cell>
          <table:table-cell office:value-type="float" office:value="3.2500000000000001E-2" table:style-name="ce1">
            <text:p>0.03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116" table:style-name="ce1">
            <text:p>0.1116</text:p>
          </table:table-cell>
          <table:table-cell office:value-type="float" office:value="0.36520000000000002" table:style-name="ce1">
            <text:p>0.36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0.66590000000000005" table:style-name="ce1">
            <text:p>0.6659</text:p>
          </table:table-cell>
          <table:table-cell office:value-type="float" office:value="1.7999999999999999E-2" table:style-name="ce1">
            <text:p>0.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18329999999999999" table:style-name="ce1">
            <text:p>0.1833</text:p>
          </table:table-cell>
          <table:table-cell office:value-type="float" office:value="0.2051" table:style-name="ce1">
            <text:p>0.20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0.71020000000000005" table:style-name="ce1">
            <text:p>0.7102</text:p>
          </table:table-cell>
          <table:table-cell office:value-type="float" office:value="1.3100000000000001E-2" table:style-name="ce1">
            <text:p>0.01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35470000000000002" table:style-name="ce1">
            <text:p>0.3547</text:p>
          </table:table-cell>
          <table:table-cell office:value-type="float" office:value="8.2799999999999999E-2" table:style-name="ce1">
            <text:p>0.08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0.51200000000000001" table:style-name="ce1">
            <text:p>0.5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0.73229999999999995" table:style-name="ce1">
            <text:p>0.7323</text:p>
          </table:table-cell>
          <table:table-cell office:value-type="float" office:value="1.11E-2" table:style-name="ce1">
            <text:p>0.01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0.54969999999999997" table:style-name="ce1">
            <text:p>0.5497</text:p>
          </table:table-cell>
          <table:table-cell office:value-type="float" office:value="3.4500000000000003E-2" table:style-name="ce1">
            <text:p>0.03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04" table:style-name="ce1">
            <text:p>0.104</text:p>
          </table:table-cell>
          <table:table-cell office:value-type="float" office:value="0.39750000000000002" table:style-name="ce1">
            <text:p>0.3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0.66990000000000005" table:style-name="ce1">
            <text:p>0.6699</text:p>
          </table:table-cell>
          <table:table-cell office:value-type="float" office:value="1.78E-2" table:style-name="ce1">
            <text:p>0.01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186" table:style-name="ce1">
            <text:p>0.186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0.71050000000000002" table:style-name="ce1">
            <text:p>0.7105</text:p>
          </table:table-cell>
          <table:table-cell office:value-type="float" office:value="1.34E-2" table:style-name="ce1">
            <text:p>0.01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35570000000000002" table:style-name="ce1">
            <text:p>0.3557</text:p>
          </table:table-cell>
          <table:table-cell office:value-type="float" office:value="8.2400000000000001E-2" table:style-name="ce1">
            <text:p>0.08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0.56079999999999997" table:style-name="ce1">
            <text:p>0.56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128_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0.15390000000000001" table:style-name="ce1">
            <text:p>0.15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0.46929999999999999" table:style-name="ce1">
            <text:p>0.46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1393" table:style-name="ce1">
            <text:p>1.1393</text:p>
          </table:table-cell>
          <table:table-cell office:value-type="float" office:value="7.6E-3" table:style-name="ce1">
            <text:p>0.00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0.36059999999999998" table:style-name="ce1">
            <text:p>0.36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1869999999999998" table:style-name="ce1">
            <text:p>0.3187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1762" table:style-name="ce1">
            <text:p>0.1762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1642999999999999" table:style-name="ce1">
            <text:p>1.1643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47289999999999999" table:style-name="ce1">
            <text:p>0.4729</text:p>
          </table:table-cell>
          <table:table-cell office:value-type="float" office:value="0.13089999999999999" table:style-name="ce1">
            <text:p>0.13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7469999999999999" table:style-name="ce1">
            <text:p>0.1747</text:p>
          </table:table-cell>
          <table:table-cell office:value-type="float" office:value="0.51339999999999997" table:style-name="ce1">
            <text:p>0.51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0515000000000001" table:style-name="ce1">
            <text:p>1.0515</text:p>
          </table:table-cell>
          <table:table-cell office:value-type="float" office:value="1.5100000000000001E-2" table:style-name="ce1">
            <text:p>0.01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41980000000000001" table:style-name="ce1">
            <text:p>0.41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1417999999999999" table:style-name="ce1">
            <text:p>1.1418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27539999999999998" table:style-name="ce1">
            <text:p>0.2754</text:p>
          </table:table-cell>
          <table:table-cell office:value-type="float" office:value="0.29459999999999997" table:style-name="ce1">
            <text:p>0.29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14879999999999999" table:style-name="ce1">
            <text:p>0.1488</text:p>
          </table:table-cell>
          <table:table-cell office:value-type="float" office:value="0.59560000000000002" table:style-name="ce1">
            <text:p>0.5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1778" table:style-name="ce1">
            <text:p>1.1778</text:p>
          </table:table-cell>
          <table:table-cell office:value-type="float" office:value="5.1999999999999998E-3" table:style-name="ce1">
            <text:p>0.00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0.49409999999999998" table:style-name="ce1">
            <text:p>0.4941</text:p>
          </table:table-cell>
          <table:table-cell office:value-type="float" office:value="0.1193" table:style-name="ce1">
            <text:p>0.11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802" table:style-name="ce1">
            <text:p>0.1802</text:p>
          </table:table-cell>
          <table:table-cell office:value-type="float" office:value="0.50249999999999995" table:style-name="ce1">
            <text:p>0.5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0406" table:style-name="ce1">
            <text:p>1.0406</text:p>
          </table:table-cell>
          <table:table-cell office:value-type="float" office:value="1.6E-2" table:style-name="ce1">
            <text:p>0.0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20569999999999999" table:style-name="ce1">
            <text:p>0.2057</text:p>
          </table:table-cell>
          <table:table-cell office:value-type="float" office:value="0.43380000000000002" table:style-name="ce1">
            <text:p>0.43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1376999999999999" table:style-name="ce1">
            <text:p>1.1377</text:p>
          </table:table-cell>
          <table:table-cell office:value-type="float" office:value="8.0999999999999996E-3" table:style-name="ce1">
            <text:p>0.00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27310000000000001" table:style-name="ce1">
            <text:p>0.2731</text:p>
          </table:table-cell>
          <table:table-cell office:value-type="float" office:value="0.29970000000000002" table:style-name="ce1">
            <text:p>0.2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15529999999999999" table:style-name="ce1">
            <text:p>0.1553</text:p>
          </table:table-cell>
          <table:table-cell office:value-type="float" office:value="0.57599999999999996" table:style-name="ce1">
            <text:p>0.5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8318000000000001" table:style-name="ce1">
            <text:p>1.8318</text:p>
          </table:table-cell>
          <table:table-cell office:value-type="float" office:value="5.62E-2" table:style-name="ce1">
            <text:p>0.0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4899" table:style-name="ce1">
            <text:p>1.4899</text:p>
          </table:table-cell>
          <table:table-cell office:value-type="float" office:value="0.32029999999999997" table:style-name="ce1">
            <text:p>0.32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611" table:style-name="ce1">
            <text:p>1.611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7689999999999999" table:style-name="ce1">
            <text:p>1.769</text:p>
          </table:table-cell>
          <table:table-cell office:value-type="float" office:value="9.4700000000000006E-2" table:style-name="ce1">
            <text:p>0.09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4360999999999999" table:style-name="ce1">
            <text:p>1.4361</text:p>
          </table:table-cell>
          <table:table-cell office:value-type="float" office:value="0.38479999999999998" table:style-name="ce1">
            <text:p>0.38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1.8025" table:style-name="ce1">
            <text:p>1.8025</text:p>
          </table:table-cell>
          <table:table-cell office:value-type="float" office:value="6.9900000000000004E-2" table:style-name="ce1">
            <text:p>0.06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97050000000000003" table:style-name="ce1">
            <text:p>0.9705</text:p>
          </table:table-cell>
          <table:table-cell office:value-type="float" office:value="0.56169999999999998" table:style-name="ce1">
            <text:p>0.56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837" table:style-name="ce1">
            <text:p>1.837</text:p>
          </table:table-cell>
          <table:table-cell office:value-type="float" office:value="5.5599999999999997E-2" table:style-name="ce1">
            <text:p>0.05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1.3113999999999999" table:style-name="ce1">
            <text:p>1.3114</text:p>
          </table:table-cell>
          <table:table-cell office:value-type="float" office:value="0.3281" table:style-name="ce1">
            <text:p>0.32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1.6460999999999999" table:style-name="ce1">
            <text:p>1.6461</text:p>
          </table:table-cell>
          <table:table-cell office:value-type="float" office:value="0.13869999999999999" table:style-name="ce1">
            <text:p>0.13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9052" table:style-name="ce1">
            <text:p>0.9052</text:p>
          </table:table-cell>
          <table:table-cell office:value-type="float" office:value="0.62570000000000003" table:style-name="ce1">
            <text:p>0.62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8067" table:style-name="ce1">
            <text:p>1.8067</text:p>
          </table:table-cell>
          <table:table-cell office:value-type="float" office:value="6.9199999999999998E-2" table:style-name="ce1">
            <text:p>0.06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52329999999999999" table:style-name="ce1">
            <text:p>0.52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8389" table:style-name="ce1">
            <text:p>1.8389</text:p>
          </table:table-cell>
          <table:table-cell office:value-type="float" office:value="5.4399999999999997E-2" table:style-name="ce1">
            <text:p>0.05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36" table:style-name="ce1">
            <text:p>1.36</text:p>
          </table:table-cell>
          <table:table-cell office:value-type="float" office:value="0.30049999999999999" table:style-name="ce1">
            <text:p>0.3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8420000000000001" table:style-name="ce1">
            <text:p>1.842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1.6939" table:style-name="ce1">
            <text:p>1.6939</text:p>
          </table:table-cell>
          <table:table-cell office:value-type="float" office:value="0.11749999999999999" table:style-name="ce1">
            <text:p>0.11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95130000000000003" table:style-name="ce1">
            <text:p>0.9513</text:p>
          </table:table-cell>
          <table:table-cell office:value-type="float" office:value="0.59530000000000005" table:style-name="ce1">
            <text:p>0.59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4265000000000001" table:style-name="ce1">
            <text:p>1.4265</text:p>
          </table:table-cell>
          <table:table-cell office:value-type="float" office:value="1.29E-2" table:style-name="ce1">
            <text:p>0.0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28050000000000003" table:style-name="ce1">
            <text:p>0.28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13950000000000001" table:style-name="ce1">
            <text:p>0.13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52610000000000001" table:style-name="ce1">
            <text:p>0.5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90969999999999995" table:style-name="ce1">
            <text:p>0.9097</text:p>
          </table:table-cell>
          <table:table-cell office:value-type="float" office:value="0.1153" table:style-name="ce1">
            <text:p>0.11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27429999999999999" table:style-name="ce1">
            <text:p>0.2743</text:p>
          </table:table-cell>
          <table:table-cell office:value-type="float" office:value="0.64159999999999995" table:style-name="ce1">
            <text:p>0.64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0936999999999999" table:style-name="ce1">
            <text:p>1.0937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53620000000000001" table:style-name="ce1">
            <text:p>0.53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51529999999999998" table:style-name="ce1">
            <text:p>0.5153</text:p>
          </table:table-cell>
          <table:table-cell office:value-type="float" office:value="0.30980000000000002" table:style-name="ce1">
            <text:p>0.30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2462" table:style-name="ce1">
            <text:p>0.2462</text:p>
          </table:table-cell>
          <table:table-cell office:value-type="float" office:value="0.72019999999999995" table:style-name="ce1">
            <text:p>0.72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4990000000000001" table:style-name="ce1">
            <text:p>1.499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3292999999999999" table:style-name="ce1">
            <text:p>1.3293</text:p>
          </table:table-cell>
          <table:table-cell office:value-type="float" office:value="2.58E-2" table:style-name="ce1">
            <text:p>0.02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59950000000000003" table:style-name="ce1">
            <text:p>0.5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4658" table:style-name="ce1">
            <text:p>1.4658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39319999999999999" table:style-name="ce1">
            <text:p>0.3932</text:p>
          </table:table-cell>
          <table:table-cell office:value-type="float" office:value="0.42130000000000001" table:style-name="ce1">
            <text:p>0.4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4753000000000001" table:style-name="ce1">
            <text:p>1.4753</text:p>
          </table:table-cell>
          <table:table-cell office:value-type="float" office:value="8.2000000000000007E-3" table:style-name="ce1">
            <text:p>0.00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60850000000000004" table:style-name="ce1">
            <text:p>0.6085</text:p>
          </table:table-cell>
          <table:table-cell office:value-type="float" office:value="0.2321" table:style-name="ce1">
            <text:p>0.23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0.67059999999999997" table:style-name="ce1">
            <text:p>0.67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2384999999999999" table:style-name="ce1">
            <text:p>1.2385</text:p>
          </table:table-cell>
          <table:table-cell office:value-type="float" office:value="1.4E-3" table:style-name="ce1">
            <text:p>0.00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48959999999999998" table:style-name="ce1">
            <text:p>0.4896</text:p>
          </table:table-cell>
          <table:table-cell office:value-type="float" office:value="0.13869999999999999" table:style-name="ce1">
            <text:p>0.13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0.77659999999999996" table:style-name="ce1">
            <text:p>0.7766</text:p>
          </table:table-cell>
          <table:table-cell office:value-type="float" office:value="7.1999999999999998E-3" table:style-name="ce1">
            <text:p>0.00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1.12E-2" table:style-name="ce1">
            <text:p>0.01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17979999999999999" table:style-name="ce1">
            <text:p>0.1798</text:p>
          </table:table-cell>
          <table:table-cell office:value-type="float" office:value="0.21390000000000001" table:style-name="ce1">
            <text:p>0.2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59719999999999995" table:style-name="ce1">
            <text:p>0.5972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9.11E-2" table:style-name="ce1">
            <text:p>0.0911</text:p>
          </table:table-cell>
          <table:table-cell office:value-type="float" office:value="0.46489999999999998" table:style-name="ce1">
            <text:p>0.46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8.6999999999999994E-3" table:style-name="ce1">
            <text:p>0.00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0.64290000000000003" table:style-name="ce1">
            <text:p>0.6429</text:p>
          </table:table-cell>
          <table:table-cell office:value-type="float" office:value="2.0799999999999999E-2" table:style-name="ce1">
            <text:p>0.0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1862" table:style-name="ce1">
            <text:p>0.1862</text:p>
          </table:table-cell>
          <table:table-cell office:value-type="float" office:value="0.20100000000000001" table:style-name="ce1">
            <text:p>0.2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1.6299999999999999E-2" table:style-name="ce1">
            <text:p>0.01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35389999999999999" table:style-name="ce1">
            <text:p>0.3539</text:p>
          </table:table-cell>
          <table:table-cell office:value-type="float" office:value="8.3400000000000002E-2" table:style-name="ce1">
            <text:p>0.08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0.74490000000000001" table:style-name="ce1">
            <text:p>0.7449</text:p>
          </table:table-cell>
          <table:table-cell office:value-type="float" office:value="0.01" table:style-name="ce1">
            <text:p>0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0.53990000000000005" table:style-name="ce1">
            <text:p>0.5399</text:p>
          </table:table-cell>
          <table:table-cell office:value-type="float" office:value="3.5900000000000001E-2" table:style-name="ce1">
            <text:p>0.03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0.34760000000000002" table:style-name="ce1">
            <text:p>0.34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0.5806" table:style-name="ce1">
            <text:p>0.5806</text:p>
          </table:table-cell>
          <table:table-cell office:value-type="float" office:value="2.9499999999999998E-2" table:style-name="ce1">
            <text:p>0.02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696" table:style-name="ce1">
            <text:p>0.1696</text:p>
          </table:table-cell>
          <table:table-cell office:value-type="float" office:value="0.22639999999999999" table:style-name="ce1">
            <text:p>0.22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1.67E-2" table:style-name="ce1">
            <text:p>0.01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7950000000000003" table:style-name="ce1">
            <text:p>0.2795</text:p>
          </table:table-cell>
          <table:table-cell office:value-type="float" office:value="0.11899999999999999" table:style-name="ce1">
            <text:p>0.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0.71289999999999998" table:style-name="ce1">
            <text:p>0.7129</text:p>
          </table:table-cell>
          <table:table-cell office:value-type="float" office:value="1.3100000000000001E-2" table:style-name="ce1">
            <text:p>0.01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4194" table:style-name="ce1">
            <text:p>0.4194</text:p>
          </table:table-cell>
          <table:table-cell office:value-type="float" office:value="6.1899999999999997E-2" table:style-name="ce1">
            <text:p>0.06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0.44800000000000001" table:style-name="ce1">
            <text:p>0.4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1585000000000001" table:style-name="ce1">
            <text:p>1.1585</text:p>
          </table:table-cell>
          <table:table-cell office:value-type="float" office:value="6.3E-3" table:style-name="ce1">
            <text:p>0.00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216" table:style-name="ce1">
            <text:p>0.3216</text:p>
          </table:table-cell>
          <table:table-cell office:value-type="float" office:value="0.247" table:style-name="ce1">
            <text:p>0.2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16209999999999999" table:style-name="ce1">
            <text:p>0.16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1642999999999999" table:style-name="ce1">
            <text:p>1.1643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0.98939999999999995" table:style-name="ce1">
            <text:p>0.9894</text:p>
          </table:table-cell>
          <table:table-cell office:value-type="float" office:value="2.18E-2" table:style-name="ce1">
            <text:p>0.02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2104" table:style-name="ce1">
            <text:p>0.2104</text:p>
          </table:table-cell>
          <table:table-cell office:value-type="float" office:value="0.41360000000000002" table:style-name="ce1">
            <text:p>0.4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0896999999999999" table:style-name="ce1">
            <text:p>1.0897</text:p>
          </table:table-cell>
          <table:table-cell office:value-type="float" office:value="1.2E-2" table:style-name="ce1">
            <text:p>0.0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29649999999999999" table:style-name="ce1">
            <text:p>0.2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1417999999999999" table:style-name="ce1">
            <text:p>1.1418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0.47860000000000003" table:style-name="ce1">
            <text:p>0.4786</text:p>
          </table:table-cell>
          <table:table-cell office:value-type="float" office:value="0.1305" table:style-name="ce1">
            <text:p>0.13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7050000000000001" table:style-name="ce1">
            <text:p>0.1705</text:p>
          </table:table-cell>
          <table:table-cell office:value-type="float" office:value="0.5181" table:style-name="ce1">
            <text:p>0.51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1736" table:style-name="ce1">
            <text:p>1.1736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0.72360000000000002" table:style-name="ce1">
            <text:p>0.7236</text:p>
          </table:table-cell>
          <table:table-cell office:value-type="float" office:value="5.6599999999999998E-2" table:style-name="ce1">
            <text:p>0.05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971" table:style-name="ce1">
            <text:p>0.1971</text:p>
          </table:table-cell>
          <table:table-cell office:value-type="float" office:value="0.45240000000000002" table:style-name="ce1">
            <text:p>0.45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0597000000000001" table:style-name="ce1">
            <text:p>1.0597</text:p>
          </table:table-cell>
          <table:table-cell office:value-type="float" office:value="1.44E-2" table:style-name="ce1">
            <text:p>0.01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361" table:style-name="ce1">
            <text:p>0.2361</text:p>
          </table:table-cell>
          <table:table-cell office:value-type="float" office:value="0.36609999999999998" table:style-name="ce1">
            <text:p>0.36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1408" table:style-name="ce1">
            <text:p>1.1408</text:p>
          </table:table-cell>
          <table:table-cell office:value-type="float" office:value="7.9000000000000008E-3" table:style-name="ce1">
            <text:p>0.00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38690000000000002" table:style-name="ce1">
            <text:p>0.3869</text:p>
          </table:table-cell>
          <table:table-cell office:value-type="float" office:value="0.18190000000000001" table:style-name="ce1">
            <text:p>0.18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51770000000000005" table:style-name="ce1">
            <text:p>0.51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8461000000000001" table:style-name="ce1">
            <text:p>1.8461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7665999999999999" table:style-name="ce1">
            <text:p>1.7666</text:p>
          </table:table-cell>
          <table:table-cell office:value-type="float" office:value="9.6100000000000005E-2" table:style-name="ce1">
            <text:p>0.0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6124000000000001" table:style-name="ce1">
            <text:p>1.6124</text:p>
          </table:table-cell>
          <table:table-cell office:value-type="float" office:value="0.21290000000000001" table:style-name="ce1">
            <text:p>0.2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5545" table:style-name="ce1">
            <text:p>1.5545</text:p>
          </table:table-cell>
          <table:table-cell office:value-type="float" office:value="0.29330000000000001" table:style-name="ce1">
            <text:p>0.29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8261000000000001" table:style-name="ce1">
            <text:p>1.8261</text:p>
          </table:table-cell>
          <table:table-cell office:value-type="float" office:value="6.0199999999999997E-2" table:style-name="ce1">
            <text:p>0.06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1.0712999999999999" table:style-name="ce1">
            <text:p>1.0713</text:p>
          </table:table-cell>
          <table:table-cell office:value-type="float" office:value="0.47289999999999999" table:style-name="ce1">
            <text:p>0.47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837" table:style-name="ce1">
            <text:p>1.837</text:p>
          </table:table-cell>
          <table:table-cell office:value-type="float" office:value="5.5599999999999997E-2" table:style-name="ce1">
            <text:p>0.05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1.4970000000000001" table:style-name="ce1">
            <text:p>1.497</text:p>
          </table:table-cell>
          <table:table-cell office:value-type="float" office:value="0.21" table:style-name="ce1">
            <text:p>0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7718" table:style-name="ce1">
            <text:p>1.7718</text:p>
          </table:table-cell>
          <table:table-cell office:value-type="float" office:value="7.9899999999999999E-2" table:style-name="ce1">
            <text:p>0.07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95550000000000002" table:style-name="ce1">
            <text:p>0.9555</text:p>
          </table:table-cell>
          <table:table-cell office:value-type="float" office:value="0.57579999999999998" table:style-name="ce1">
            <text:p>0.57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8452999999999999" table:style-name="ce1">
            <text:p>1.8453</text:p>
          </table:table-cell>
          <table:table-cell office:value-type="float" office:value="5.1700000000000003E-2" table:style-name="ce1">
            <text:p>0.05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8073999999999999" table:style-name="ce1">
            <text:p>1.8074</text:p>
          </table:table-cell>
          <table:table-cell office:value-type="float" office:value="6.8500000000000005E-2" table:style-name="ce1">
            <text:p>0.06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0.51819999999999999" table:style-name="ce1">
            <text:p>0.51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8376999999999999" table:style-name="ce1">
            <text:p>1.8377</text:p>
          </table:table-cell>
          <table:table-cell office:value-type="float" office:value="5.5199999999999999E-2" table:style-name="ce1">
            <text:p>0.05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5033000000000001" table:style-name="ce1">
            <text:p>1.5033</text:p>
          </table:table-cell>
          <table:table-cell office:value-type="float" office:value="0.2102" table:style-name="ce1">
            <text:p>0.2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8421000000000001" table:style-name="ce1">
            <text:p>1.8421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1.7041999999999999" table:style-name="ce1">
            <text:p>1.7042</text:p>
          </table:table-cell>
          <table:table-cell office:value-type="float" office:value="0.11219999999999999" table:style-name="ce1">
            <text:p>0.11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95760000000000001" table:style-name="ce1">
            <text:p>0.9576</text:p>
          </table:table-cell>
          <table:table-cell office:value-type="float" office:value="0.58589999999999998" table:style-name="ce1">
            <text:p>0.58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464" table:style-name="ce1">
            <text:p>1.464</text:p>
          </table:table-cell>
          <table:table-cell office:value-type="float" office:value="9.1000000000000004E-3" table:style-name="ce1">
            <text:p>0.00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0.1399" table:style-name="ce1">
            <text:p>0.13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0.28189999999999998" table:style-name="ce1">
            <text:p>0.28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4632" table:style-name="ce1">
            <text:p>0.4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0718000000000001" table:style-name="ce1">
            <text:p>1.0718</text:p>
          </table:table-cell>
          <table:table-cell office:value-type="float" office:value="7.0400000000000004E-2" table:style-name="ce1">
            <text:p>0.07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36120000000000002" table:style-name="ce1">
            <text:p>0.3612</text:p>
          </table:table-cell>
          <table:table-cell office:value-type="float" office:value="0.46289999999999998" table:style-name="ce1">
            <text:p>0.46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0936999999999999" table:style-name="ce1">
            <text:p>1.0937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60360000000000003" table:style-name="ce1">
            <text:p>0.6036</text:p>
          </table:table-cell>
          <table:table-cell office:value-type="float" office:value="0.23799999999999999" table:style-name="ce1">
            <text:p>0.2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0159" table:style-name="ce1">
            <text:p>1.0159</text:p>
          </table:table-cell>
          <table:table-cell office:value-type="float" office:value="8.0600000000000005E-2" table:style-name="ce1">
            <text:p>0.08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28549999999999998" table:style-name="ce1">
            <text:p>0.2855</text:p>
          </table:table-cell>
          <table:table-cell office:value-type="float" office:value="0.59860000000000002" table:style-name="ce1">
            <text:p>0.5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5012000000000001" table:style-name="ce1">
            <text:p>1.5012</text:p>
          </table:table-cell>
          <table:table-cell office:value-type="float" office:value="5.4000000000000003E-3" table:style-name="ce1">
            <text:p>0.00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3885000000000001" table:style-name="ce1">
            <text:p>1.3885</text:p>
          </table:table-cell>
          <table:table-cell office:value-type="float" office:value="1.83E-2" table:style-name="ce1">
            <text:p>0.01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3145" table:style-name="ce1">
            <text:p>0.3145</text:p>
          </table:table-cell>
          <table:table-cell office:value-type="float" office:value="0.55279999999999996" table:style-name="ce1">
            <text:p>0.55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4673" table:style-name="ce1">
            <text:p>1.4673</text:p>
          </table:table-cell>
          <table:table-cell office:value-type="float" office:value="9.4999999999999998E-3" table:style-name="ce1">
            <text:p>0.00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51119999999999999" table:style-name="ce1">
            <text:p>0.5112</text:p>
          </table:table-cell>
          <table:table-cell office:value-type="float" office:value="0.30320000000000003" table:style-name="ce1">
            <text:p>0.30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4790000000000001" table:style-name="ce1">
            <text:p>1.479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91139999999999999" table:style-name="ce1">
            <text:p>0.9114</text:p>
          </table:table-cell>
          <table:table-cell office:value-type="float" office:value="0.1062" table:style-name="ce1">
            <text:p>0.10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27039999999999997" table:style-name="ce1">
            <text:p>0.2704</text:p>
          </table:table-cell>
          <table:table-cell office:value-type="float" office:value="0.64900000000000002" table:style-name="ce1">
            <text:p>0.6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72740000000000005" table:style-name="ce1">
            <text:p>0.7274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number-rows-repeated="1048124" table:style-name="ro1">
          <table:table-cell table:number-columns-repeated="16384"/>
        </table:table-row>
      </table:table>
      <table:table table:name="8-lines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60819999999999996" table:style-name="ce1">
            <text:p>0.6082</text:p>
          </table:table-cell>
          <table:table-cell/>
          <table:table-cell table:style-name="ce1">
            <draw:frame draw:z-index="1" draw:id="id1" draw:style-name="a1" draw:name="Chart 1" svg:x="0.48958in" svg:y="0.0104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62660000000000005" table:style-name="ce1">
            <text:p>0.62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389" table:style-name="ce1">
            <text:p>1.389</text:p>
          </table:table-cell>
          <table:table-cell office:value-type="float" office:value="0.43240000000000001" table:style-name="ce1">
            <text:p>0.4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56200000000000006" table:style-name="ce1">
            <text:p>0.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56320000000000003" table:style-name="ce1">
            <text:p>0.5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1762" table:style-name="ce1">
            <text:p>0.1762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4360999999999999" table:style-name="ce1">
            <text:p>1.4361</text:p>
          </table:table-cell>
          <table:table-cell office:value-type="float" office:value="0.38479999999999998" table:style-name="ce1">
            <text:p>0.38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52610000000000001" table:style-name="ce1">
            <text:p>0.5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9.11E-2" table:style-name="ce1">
            <text:p>0.0911</text:p>
          </table:table-cell>
          <table:table-cell office:value-type="float" office:value="0.46489999999999998" table:style-name="ce1">
            <text:p>0.46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5545" table:style-name="ce1">
            <text:p>1.5545</text:p>
          </table:table-cell>
          <table:table-cell office:value-type="float" office:value="0.29330000000000001" table:style-name="ce1">
            <text:p>0.29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4632" table:style-name="ce1">
            <text:p>0.4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2" draw:id="id2" draw:style-name="a2" draw:name="Chart 2" svg:x="0.30208in" svg:y="0.18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0.60670000000000002" table:style-name="ce1">
            <text:p>0.60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659999999999995" table:style-name="ce1">
            <text:p>0.64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88200000000000001" table:style-name="ce1">
            <text:p>0.882</text:p>
          </table:table-cell>
          <table:table-cell office:value-type="float" office:value="0.65310000000000001" table:style-name="ce1">
            <text:p>0.65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2969999999999999" table:style-name="ce1">
            <text:p>0.2297</text:p>
          </table:table-cell>
          <table:table-cell office:value-type="float" office:value="0.78549999999999998" table:style-name="ce1">
            <text:p>0.78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9249999999999998" table:style-name="ce1">
            <text:p>0.29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0.51200000000000001" table:style-name="ce1">
            <text:p>0.5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14879999999999999" table:style-name="ce1">
            <text:p>0.1488</text:p>
          </table:table-cell>
          <table:table-cell office:value-type="float" office:value="0.59560000000000002" table:style-name="ce1">
            <text:p>0.5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9052" table:style-name="ce1">
            <text:p>0.9052</text:p>
          </table:table-cell>
          <table:table-cell office:value-type="float" office:value="0.62570000000000003" table:style-name="ce1">
            <text:p>0.62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2462" table:style-name="ce1">
            <text:p>0.2462</text:p>
          </table:table-cell>
          <table:table-cell office:value-type="float" office:value="0.72019999999999995" table:style-name="ce1">
            <text:p>0.72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0.34760000000000002" table:style-name="ce1">
            <text:p>0.34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7050000000000001" table:style-name="ce1">
            <text:p>0.1705</text:p>
          </table:table-cell>
          <table:table-cell office:value-type="float" office:value="0.5181" table:style-name="ce1">
            <text:p>0.51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95550000000000002" table:style-name="ce1">
            <text:p>0.9555</text:p>
          </table:table-cell>
          <table:table-cell office:value-type="float" office:value="0.57579999999999998" table:style-name="ce1">
            <text:p>0.57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28549999999999998" table:style-name="ce1">
            <text:p>0.2855</text:p>
          </table:table-cell>
          <table:table-cell office:value-type="float" office:value="0.59860000000000002" table:style-name="ce1">
            <text:p>0.59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3" draw:id="id3" draw:style-name="a3" draw:name="Chart 3" svg:x="0.26042in" svg:y="0.0937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6.7599999999999993E-2" table:style-name="ce1">
            <text:p>0.0676</text:p>
          </table:table-cell>
          <table:table-cell office:value-type="float" office:value="0.62939999999999996" table:style-name="ce1">
            <text:p>0.62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859999999999995" table:style-name="ce1">
            <text:p>0.64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92520000000000002" table:style-name="ce1">
            <text:p>0.9252</text:p>
          </table:table-cell>
          <table:table-cell office:value-type="float" office:value="0.62290000000000001" table:style-name="ce1">
            <text:p>0.62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24729999999999999" table:style-name="ce1">
            <text:p>0.2473</text:p>
          </table:table-cell>
          <table:table-cell office:value-type="float" office:value="0.71020000000000005" table:style-name="ce1">
            <text:p>0.7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55300000000000005" table:style-name="ce1">
            <text:p>0.553</text:p>
          </table:table-cell>
          <table:table-cell office:value-type="float" office:value="0.108" table:style-name="ce1">
            <text:p>0.1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0.56079999999999997" table:style-name="ce1">
            <text:p>0.56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15529999999999999" table:style-name="ce1">
            <text:p>0.1553</text:p>
          </table:table-cell>
          <table:table-cell office:value-type="float" office:value="0.57599999999999996" table:style-name="ce1">
            <text:p>0.5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95130000000000003" table:style-name="ce1">
            <text:p>0.9513</text:p>
          </table:table-cell>
          <table:table-cell office:value-type="float" office:value="0.59530000000000005" table:style-name="ce1">
            <text:p>0.59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0.67059999999999997" table:style-name="ce1">
            <text:p>0.67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48959999999999998" table:style-name="ce1">
            <text:p>0.4896</text:p>
          </table:table-cell>
          <table:table-cell office:value-type="float" office:value="0.13869999999999999" table:style-name="ce1">
            <text:p>0.13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0.44800000000000001" table:style-name="ce1">
            <text:p>0.4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51770000000000005" table:style-name="ce1">
            <text:p>0.51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95760000000000001" table:style-name="ce1">
            <text:p>0.9576</text:p>
          </table:table-cell>
          <table:table-cell office:value-type="float" office:value="0.58589999999999998" table:style-name="ce1">
            <text:p>0.58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27039999999999997" table:style-name="ce1">
            <text:p>0.2704</text:p>
          </table:table-cell>
          <table:table-cell office:value-type="float" office:value="0.64900000000000002" table:style-name="ce1">
            <text:p>0.6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72740000000000005" table:style-name="ce1">
            <text:p>0.7274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number-rows-repeated="1048524" table:style-name="ro1">
          <table:table-cell table:number-columns-repeated="16384"/>
        </table:table-row>
      </table:table>
      <table:table table:name="16_Lines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56469999999999998" table:style-name="ce1">
            <text:p>0.5647</text:p>
          </table:table-cell>
          <table:table-cell/>
          <table:table-cell table:style-name="ce1">
            <draw:frame draw:z-index="1" draw:id="id4" draw:style-name="a4" draw:name="Chart 1" svg:x="0.35417in" svg:y="0.07812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7530000000000003" table:style-name="ce1">
            <text:p>0.57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4159999999999999" table:style-name="ce1">
            <text:p>1.416</text:p>
          </table:table-cell>
          <table:table-cell office:value-type="float" office:value="0.40039999999999998" table:style-name="ce1">
            <text:p>0.4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2859999999999996" table:style-name="ce1">
            <text:p>0.52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9.1300000000000006E-2" table:style-name="ce1">
            <text:p>0.0913</text:p>
          </table:table-cell>
          <table:table-cell office:value-type="float" office:value="0.46379999999999999" table:style-name="ce1">
            <text:p>0.46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0.46929999999999999" table:style-name="ce1">
            <text:p>0.46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4899" table:style-name="ce1">
            <text:p>1.4899</text:p>
          </table:table-cell>
          <table:table-cell office:value-type="float" office:value="0.32029999999999997" table:style-name="ce1">
            <text:p>0.32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17979999999999999" table:style-name="ce1">
            <text:p>0.1798</text:p>
          </table:table-cell>
          <table:table-cell office:value-type="float" office:value="0.21390000000000001" table:style-name="ce1">
            <text:p>0.2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6124000000000001" table:style-name="ce1">
            <text:p>1.6124</text:p>
          </table:table-cell>
          <table:table-cell office:value-type="float" office:value="0.21290000000000001" table:style-name="ce1">
            <text:p>0.2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0.28189999999999998" table:style-name="ce1">
            <text:p>0.28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2" draw:id="id5" draw:style-name="a5" draw:name="Chart 2" svg:x="0.26042in" svg:y="0.05208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7.9500000000000001E-2" table:style-name="ce1">
            <text:p>0.0795</text:p>
          </table:table-cell>
          <table:table-cell office:value-type="float" office:value="0.53249999999999997" table:style-name="ce1">
            <text:p>0.53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153" table:style-name="ce1">
            <text:p>0.153</text:p>
          </table:table-cell>
          <table:table-cell office:value-type="float" office:value="0.58819999999999995" table:style-name="ce1">
            <text:p>0.58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9052" table:style-name="ce1">
            <text:p>0.9052</text:p>
          </table:table-cell>
          <table:table-cell office:value-type="float" office:value="0.62580000000000002" table:style-name="ce1">
            <text:p>0.62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24249999999999999" table:style-name="ce1">
            <text:p>0.2425</text:p>
          </table:table-cell>
          <table:table-cell office:value-type="float" office:value="0.73939999999999995" table:style-name="ce1">
            <text:p>0.73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116" table:style-name="ce1">
            <text:p>0.1116</text:p>
          </table:table-cell>
          <table:table-cell office:value-type="float" office:value="0.36520000000000002" table:style-name="ce1">
            <text:p>0.36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7469999999999999" table:style-name="ce1">
            <text:p>0.1747</text:p>
          </table:table-cell>
          <table:table-cell office:value-type="float" office:value="0.51339999999999997" table:style-name="ce1">
            <text:p>0.51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97050000000000003" table:style-name="ce1">
            <text:p>0.9705</text:p>
          </table:table-cell>
          <table:table-cell office:value-type="float" office:value="0.56169999999999998" table:style-name="ce1">
            <text:p>0.56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27429999999999999" table:style-name="ce1">
            <text:p>0.2743</text:p>
          </table:table-cell>
          <table:table-cell office:value-type="float" office:value="0.64159999999999995" table:style-name="ce1">
            <text:p>0.64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1862" table:style-name="ce1">
            <text:p>0.1862</text:p>
          </table:table-cell>
          <table:table-cell office:value-type="float" office:value="0.20100000000000001" table:style-name="ce1">
            <text:p>0.2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2104" table:style-name="ce1">
            <text:p>0.2104</text:p>
          </table:table-cell>
          <table:table-cell office:value-type="float" office:value="0.41360000000000002" table:style-name="ce1">
            <text:p>0.4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1.0712999999999999" table:style-name="ce1">
            <text:p>1.0713</text:p>
          </table:table-cell>
          <table:table-cell office:value-type="float" office:value="0.47289999999999999" table:style-name="ce1">
            <text:p>0.47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36120000000000002" table:style-name="ce1">
            <text:p>0.3612</text:p>
          </table:table-cell>
          <table:table-cell office:value-type="float" office:value="0.46289999999999998" table:style-name="ce1">
            <text:p>0.46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3" draw:id="id6" draw:style-name="a6" draw:name="Chart 3" svg:x="0.46875in" svg:y="0.08333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0.56830000000000003" table:style-name="ce1">
            <text:p>0.56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1547" table:style-name="ce1">
            <text:p>0.1547</text:p>
          </table:table-cell>
          <table:table-cell office:value-type="float" office:value="0.58279999999999998" table:style-name="ce1">
            <text:p>0.58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95669999999999999" table:style-name="ce1">
            <text:p>0.9567</text:p>
          </table:table-cell>
          <table:table-cell office:value-type="float" office:value="0.58979999999999999" table:style-name="ce1">
            <text:p>0.58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26450000000000001" table:style-name="ce1">
            <text:p>0.2645</text:p>
          </table:table-cell>
          <table:table-cell office:value-type="float" office:value="0.65980000000000005" table:style-name="ce1">
            <text:p>0.65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04" table:style-name="ce1">
            <text:p>0.104</text:p>
          </table:table-cell>
          <table:table-cell office:value-type="float" office:value="0.39750000000000002" table:style-name="ce1">
            <text:p>0.3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802" table:style-name="ce1">
            <text:p>0.1802</text:p>
          </table:table-cell>
          <table:table-cell office:value-type="float" office:value="0.50249999999999995" table:style-name="ce1">
            <text:p>0.5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52329999999999999" table:style-name="ce1">
            <text:p>0.52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59950000000000003" table:style-name="ce1">
            <text:p>0.5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2384999999999999" table:style-name="ce1">
            <text:p>1.2385</text:p>
          </table:table-cell>
          <table:table-cell office:value-type="float" office:value="1.4E-3" table:style-name="ce1">
            <text:p>0.00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696" table:style-name="ce1">
            <text:p>0.1696</text:p>
          </table:table-cell>
          <table:table-cell office:value-type="float" office:value="0.22639999999999999" table:style-name="ce1">
            <text:p>0.22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971" table:style-name="ce1">
            <text:p>0.1971</text:p>
          </table:table-cell>
          <table:table-cell office:value-type="float" office:value="0.45240000000000002" table:style-name="ce1">
            <text:p>0.45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0.51819999999999999" table:style-name="ce1">
            <text:p>0.51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3145" table:style-name="ce1">
            <text:p>0.3145</text:p>
          </table:table-cell>
          <table:table-cell office:value-type="float" office:value="0.55279999999999996" table:style-name="ce1">
            <text:p>0.55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number-rows-repeated="1048524" table:style-name="ro1">
          <table:table-cell table:number-columns-repeated="16384"/>
        </table:table-row>
      </table:table>
      <table:table table:name="32_lines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1" draw:id="id7" draw:style-name="a7" draw:name="Chart 1" svg:x="0.53125in" svg:y="0.20312in" svg:width="4.70833in" svg:height="3.19271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0.36059999999999998" table:style-name="ce1">
            <text:p>0.36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611" table:style-name="ce1">
            <text:p>1.611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28050000000000003" table:style-name="ce1">
            <text:p>0.28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216" table:style-name="ce1">
            <text:p>0.3216</text:p>
          </table:table-cell>
          <table:table-cell office:value-type="float" office:value="0.247" table:style-name="ce1">
            <text:p>0.2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7665999999999999" table:style-name="ce1">
            <text:p>1.7666</text:p>
          </table:table-cell>
          <table:table-cell office:value-type="float" office:value="9.6100000000000005E-2" table:style-name="ce1">
            <text:p>0.0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0.1399" table:style-name="ce1">
            <text:p>0.13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18329999999999999" table:style-name="ce1">
            <text:p>0.1833</text:p>
          </table:table-cell>
          <table:table-cell office:value-type="float" office:value="0.2051" table:style-name="ce1">
            <text:p>0.20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41980000000000001" table:style-name="ce1">
            <text:p>0.41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1.3113999999999999" table:style-name="ce1">
            <text:p>1.3114</text:p>
          </table:table-cell>
          <table:table-cell office:value-type="float" office:value="0.3281" table:style-name="ce1">
            <text:p>0.32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53620000000000001" table:style-name="ce1">
            <text:p>0.53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35389999999999999" table:style-name="ce1">
            <text:p>0.3539</text:p>
          </table:table-cell>
          <table:table-cell office:value-type="float" office:value="8.3400000000000002E-2" table:style-name="ce1">
            <text:p>0.08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29649999999999999" table:style-name="ce1">
            <text:p>0.2965</text:p>
          </table:table-cell>
          <table:table-cell/>
          <table:table-cell table:style-name="ce1">
            <draw:frame draw:z-index="2" draw:id="id8" draw:style-name="a8" draw:name="Chart 2" svg:x="0.44792in" svg:y="0.16146in" svg:width="4.79167in" svg:height="3.1510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1.4970000000000001" table:style-name="ce1">
            <text:p>1.497</text:p>
          </table:table-cell>
          <table:table-cell office:value-type="float" office:value="0.21" table:style-name="ce1">
            <text:p>0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60360000000000003" table:style-name="ce1">
            <text:p>0.6036</text:p>
          </table:table-cell>
          <table:table-cell office:value-type="float" office:value="0.23799999999999999" table:style-name="ce1">
            <text:p>0.2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186" table:style-name="ce1">
            <text:p>0.186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20569999999999999" table:style-name="ce1">
            <text:p>0.2057</text:p>
          </table:table-cell>
          <table:table-cell office:value-type="float" office:value="0.43380000000000002" table:style-name="ce1">
            <text:p>0.43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36" table:style-name="ce1">
            <text:p>1.36</text:p>
          </table:table-cell>
          <table:table-cell office:value-type="float" office:value="0.30049999999999999" table:style-name="ce1">
            <text:p>0.3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39319999999999999" table:style-name="ce1">
            <text:p>0.3932</text:p>
          </table:table-cell>
          <table:table-cell office:value-type="float" office:value="0.42130000000000001" table:style-name="ce1">
            <text:p>0.4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7950000000000003" table:style-name="ce1">
            <text:p>0.2795</text:p>
          </table:table-cell>
          <table:table-cell office:value-type="float" office:value="0.11899999999999999" table:style-name="ce1">
            <text:p>0.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361" table:style-name="ce1">
            <text:p>0.2361</text:p>
          </table:table-cell>
          <table:table-cell office:value-type="float" office:value="0.36609999999999998" table:style-name="ce1">
            <text:p>0.36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5033000000000001" table:style-name="ce1">
            <text:p>1.5033</text:p>
          </table:table-cell>
          <table:table-cell office:value-type="float" office:value="0.2102" table:style-name="ce1">
            <text:p>0.2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51119999999999999" table:style-name="ce1">
            <text:p>0.5112</text:p>
          </table:table-cell>
          <table:table-cell office:value-type="float" office:value="0.30320000000000003" table:style-name="ce1">
            <text:p>0.30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Gcc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1" draw:id="id9" draw:style-name="a9" draw:name="Chart 1" svg:x="0.25in" svg:y="0.03646in" svg:width="3.6875in" svg:height="2.44271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0" draw:style-name="a10" draw:name="Chart 3" svg:x="0.17708in" svg:y="0in" svg:width="3.46875in" svg:height="2.5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69099999999999995" table:style-name="ce1">
            <text:p>0.691</text:p>
          </table:table-cell>
          <table:table-cell office:value-type="float" office:value="1.5100000000000001E-2" table:style-name="ce1">
            <text:p>0.01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29139999999999999" table:style-name="ce1">
            <text:p>0.2914</text:p>
          </table:table-cell>
          <table:table-cell office:value-type="float" office:value="0.11219999999999999" table:style-name="ce1">
            <text:p>0.11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1295" table:style-name="ce1">
            <text:p>0.1295</text:p>
          </table:table-cell>
          <table:table-cell office:value-type="float" office:value="0.31209999999999999" table:style-name="ce1">
            <text:p>0.3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8.9599999999999999E-2" table:style-name="ce1">
            <text:p>0.0896</text:p>
          </table:table-cell>
          <table:table-cell office:value-type="float" office:value="0.47449999999999998" table:style-name="ce1">
            <text:p>0.47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7.5899999999999995E-2" table:style-name="ce1">
            <text:p>0.0759</text:p>
          </table:table-cell>
          <table:table-cell office:value-type="float" office:value="0.56869999999999998" table:style-name="ce1">
            <text:p>0.56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0.74580000000000002" table:style-name="ce1">
            <text:p>0.7458</text:p>
          </table:table-cell>
          <table:table-cell office:value-type="float" office:value="9.7999999999999997E-3" table:style-name="ce1">
            <text:p>0.00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58189999999999997" table:style-name="ce1">
            <text:p>0.5819</text:p>
          </table:table-cell>
          <table:table-cell office:value-type="float" office:value="2.8799999999999999E-2" table:style-name="ce1">
            <text:p>0.02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15720000000000001" table:style-name="ce1">
            <text:p>0.1572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0.46460000000000001" table:style-name="ce1">
            <text:p>0.46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56469999999999998" table:style-name="ce1">
            <text:p>0.5647</text:p>
          </table:table-cell>
          <table:table-cell/>
          <table:table-cell table:style-name="ce1">
            <draw:frame draw:z-index="3" draw:id="id11" draw:style-name="a11" draw:name="Chart 4" svg:x="0.25in" svg:y="0.01042in" svg:width="3.71875in" svg:height="2.6562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4" draw:id="id12" draw:style-name="a12" draw:name="Chart 5" svg:x="0.01042in" svg:y="0.03125in" svg:width="3.58333in" svg:height="2.65625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60819999999999996" table:style-name="ce1">
            <text:p>0.60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7.7000000000000002E-3" table:style-name="ce1">
            <text:p>0.00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0.74639999999999995" table:style-name="ce1">
            <text:p>0.7464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0.7238" table:style-name="ce1">
            <text:p>0.7238</text:p>
          </table:table-cell>
          <table:table-cell office:value-type="float" office:value="1.1900000000000001E-2" table:style-name="ce1">
            <text:p>0.0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59409999999999996" table:style-name="ce1">
            <text:p>0.5941</text:p>
          </table:table-cell>
          <table:table-cell office:value-type="float" office:value="2.69E-2" table:style-name="ce1">
            <text:p>0.02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6409999999999998" table:style-name="ce1">
            <text:p>0.3641</text:p>
          </table:table-cell>
          <table:table-cell office:value-type="float" office:value="8.0399999999999999E-2" table:style-name="ce1">
            <text:p>0.08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9.1300000000000006E-2" table:style-name="ce1">
            <text:p>0.0913</text:p>
          </table:table-cell>
          <table:table-cell office:value-type="float" office:value="0.46379999999999999" table:style-name="ce1">
            <text:p>0.46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56320000000000003" table:style-name="ce1">
            <text:p>0.5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0.77659999999999996" table:style-name="ce1">
            <text:p>0.7766</text:p>
          </table:table-cell>
          <table:table-cell office:value-type="float" office:value="7.1999999999999998E-3" table:style-name="ce1">
            <text:p>0.00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1.12E-2" table:style-name="ce1">
            <text:p>0.01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59719999999999995" table:style-name="ce1">
            <text:p>0.5972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17979999999999999" table:style-name="ce1">
            <text:p>0.1798</text:p>
          </table:table-cell>
          <table:table-cell office:value-type="float" office:value="0.21390000000000001" table:style-name="ce1">
            <text:p>0.2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9.11E-2" table:style-name="ce1">
            <text:p>0.0911</text:p>
          </table:table-cell>
          <table:table-cell office:value-type="float" office:value="0.46489999999999998" table:style-name="ce1">
            <text:p>0.4649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Perl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Li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59179999999999999" table:style-name="ce1">
            <text:p>0.5918</text:p>
          </table:table-cell>
          <table:table-cell office:value-type="float" office:value="0.30080000000000001" table:style-name="ce1">
            <text:p>0.3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50019999999999998" table:style-name="ce1">
            <text:p>0.5002</text:p>
          </table:table-cell>
          <table:table-cell office:value-type="float" office:value="0.53669999999999995" table:style-name="ce1">
            <text:p>0.53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4173" table:style-name="ce1">
            <text:p>1.4173</text:p>
          </table:table-cell>
          <table:table-cell office:value-type="float" office:value="1.43E-2" table:style-name="ce1">
            <text:p>0.01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52449999999999997" table:style-name="ce1">
            <text:p>0.5245</text:p>
          </table:table-cell>
          <table:table-cell office:value-type="float" office:value="0.48699999999999999" table:style-name="ce1">
            <text:p>0.4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76400000000000001" table:style-name="ce1">
            <text:p>0.764</text:p>
          </table:table-cell>
          <table:table-cell office:value-type="float" office:value="0.1426" table:style-name="ce1">
            <text:p>0.1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2859999999999996" table:style-name="ce1">
            <text:p>0.52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4208000000000001" table:style-name="ce1">
            <text:p>1.4208</text:p>
          </table:table-cell>
          <table:table-cell office:value-type="float" office:value="1.3599999999999999E-2" table:style-name="ce1">
            <text:p>0.0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5373" table:style-name="ce1">
            <text:p>0.5373</text:p>
          </table:table-cell>
          <table:table-cell office:value-type="float" office:value="0.47120000000000001" table:style-name="ce1">
            <text:p>0.47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27600000000000002" table:style-name="ce1">
            <text:p>0.2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56200000000000006" table:style-name="ce1">
            <text:p>0.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4265000000000001" table:style-name="ce1">
            <text:p>1.4265</text:p>
          </table:table-cell>
          <table:table-cell office:value-type="float" office:value="1.29E-2" table:style-name="ce1">
            <text:p>0.0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28050000000000003" table:style-name="ce1">
            <text:p>0.28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13950000000000001" table:style-name="ce1">
            <text:p>0.13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52610000000000001" table:style-name="ce1">
            <text:p>0.5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464" table:style-name="ce1">
            <text:p>1.464</text:p>
          </table:table-cell>
          <table:table-cell office:value-type="float" office:value="9.1000000000000004E-3" table:style-name="ce1">
            <text:p>0.00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0.1399" table:style-name="ce1">
            <text:p>0.13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0.28189999999999998" table:style-name="ce1">
            <text:p>0.28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4632" table:style-name="ce1">
            <text:p>0.4632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iJpeg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5787" table:style-name="ce1">
            <text:p>1.5787</text:p>
          </table:table-cell>
          <table:table-cell office:value-type="float" office:value="0.24260000000000001" table:style-name="ce1">
            <text:p>0.2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7271000000000001" table:style-name="ce1">
            <text:p>1.7271</text:p>
          </table:table-cell>
          <table:table-cell office:value-type="float" office:value="0.11260000000000001" table:style-name="ce1">
            <text:p>0.11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1.4027000000000001" table:style-name="ce1">
            <text:p>1.4027</text:p>
          </table:table-cell>
          <table:table-cell office:value-type="float" office:value="0.42070000000000002" table:style-name="ce1">
            <text:p>0.4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8328" table:style-name="ce1">
            <text:p>1.8328</text:p>
          </table:table-cell>
          <table:table-cell office:value-type="float" office:value="5.6399999999999999E-2" table:style-name="ce1">
            <text:p>0.0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1.4481999999999999" table:style-name="ce1">
            <text:p>1.4482</text:p>
          </table:table-cell>
          <table:table-cell office:value-type="float" office:value="0.36709999999999998" table:style-name="ce1">
            <text:p>0.36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7667999999999999" table:style-name="ce1">
            <text:p>1.7668</text:p>
          </table:table-cell>
          <table:table-cell office:value-type="float" office:value="9.5000000000000001E-2" table:style-name="ce1">
            <text:p>0.0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4159999999999999" table:style-name="ce1">
            <text:p>1.416</text:p>
          </table:table-cell>
          <table:table-cell office:value-type="float" office:value="0.40039999999999998" table:style-name="ce1">
            <text:p>0.4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833" table:style-name="ce1">
            <text:p>1.833</text:p>
          </table:table-cell>
          <table:table-cell office:value-type="float" office:value="5.6000000000000001E-2" table:style-name="ce1">
            <text:p>0.0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4865999999999999" table:style-name="ce1">
            <text:p>1.4866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6174999999999999" table:style-name="ce1">
            <text:p>1.6175</text:p>
          </table:table-cell>
          <table:table-cell office:value-type="float" office:value="0.19639999999999999" table:style-name="ce1">
            <text:p>0.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389" table:style-name="ce1">
            <text:p>1.389</text:p>
          </table:table-cell>
          <table:table-cell office:value-type="float" office:value="0.43240000000000001" table:style-name="ce1">
            <text:p>0.4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8318000000000001" table:style-name="ce1">
            <text:p>1.8318</text:p>
          </table:table-cell>
          <table:table-cell office:value-type="float" office:value="5.62E-2" table:style-name="ce1">
            <text:p>0.0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4899" table:style-name="ce1">
            <text:p>1.4899</text:p>
          </table:table-cell>
          <table:table-cell office:value-type="float" office:value="0.32029999999999997" table:style-name="ce1">
            <text:p>0.32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611" table:style-name="ce1">
            <text:p>1.611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7689999999999999" table:style-name="ce1">
            <text:p>1.769</text:p>
          </table:table-cell>
          <table:table-cell office:value-type="float" office:value="9.4700000000000006E-2" table:style-name="ce1">
            <text:p>0.09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4360999999999999" table:style-name="ce1">
            <text:p>1.4361</text:p>
          </table:table-cell>
          <table:table-cell office:value-type="float" office:value="0.38479999999999998" table:style-name="ce1">
            <text:p>0.38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8461000000000001" table:style-name="ce1">
            <text:p>1.8461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7665999999999999" table:style-name="ce1">
            <text:p>1.7666</text:p>
          </table:table-cell>
          <table:table-cell office:value-type="float" office:value="9.6100000000000005E-2" table:style-name="ce1">
            <text:p>0.0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6124000000000001" table:style-name="ce1">
            <text:p>1.6124</text:p>
          </table:table-cell>
          <table:table-cell office:value-type="float" office:value="0.21290000000000001" table:style-name="ce1">
            <text:p>0.2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5545" table:style-name="ce1">
            <text:p>1.5545</text:p>
          </table:table-cell>
          <table:table-cell office:value-type="float" office:value="0.29330000000000001" table:style-name="ce1">
            <text:p>0.2933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G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75470000000000004" table:style-name="ce1">
            <text:p>0.7547</text:p>
          </table:table-cell>
          <table:table-cell office:value-type="float" office:value="4.87E-2" table:style-name="ce1">
            <text:p>0.04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24079999999999999" table:style-name="ce1">
            <text:p>0.2408</text:p>
          </table:table-cell>
          <table:table-cell office:value-type="float" office:value="0.39319999999999999" table:style-name="ce1">
            <text:p>0.39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0.26119999999999999" table:style-name="ce1">
            <text:p>0.26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0.58250000000000002" table:style-name="ce1">
            <text:p>0.58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43569999999999998" table:style-name="ce1">
            <text:p>0.4357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1927000000000001" table:style-name="ce1">
            <text:p>1.1927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0.25640000000000002" table:style-name="ce1">
            <text:p>0.2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7530000000000003" table:style-name="ce1">
            <text:p>0.57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42630000000000001" table:style-name="ce1">
            <text:p>0.4263</text:p>
          </table:table-cell>
          <table:table-cell office:value-type="float" office:value="0.1474" table:style-name="ce1">
            <text:p>0.14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20730000000000001" table:style-name="ce1">
            <text:p>0.2073</text:p>
          </table:table-cell>
          <table:table-cell office:value-type="float" office:value="0.48089999999999999" table:style-name="ce1">
            <text:p>0.48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0565" table:style-name="ce1">
            <text:p>1.0565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25090000000000001" table:style-name="ce1">
            <text:p>0.2509</text:p>
          </table:table-cell>
          <table:table-cell office:value-type="float" office:value="0.37619999999999998" table:style-name="ce1">
            <text:p>0.37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62660000000000005" table:style-name="ce1">
            <text:p>0.62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128_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0.15390000000000001" table:style-name="ce1">
            <text:p>0.15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0.46929999999999999" table:style-name="ce1">
            <text:p>0.46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1393" table:style-name="ce1">
            <text:p>1.1393</text:p>
          </table:table-cell>
          <table:table-cell office:value-type="float" office:value="7.6E-3" table:style-name="ce1">
            <text:p>0.00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0.36059999999999998" table:style-name="ce1">
            <text:p>0.36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1869999999999998" table:style-name="ce1">
            <text:p>0.3187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1762" table:style-name="ce1">
            <text:p>0.1762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1585000000000001" table:style-name="ce1">
            <text:p>1.1585</text:p>
          </table:table-cell>
          <table:table-cell office:value-type="float" office:value="6.3E-3" table:style-name="ce1">
            <text:p>0.00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216" table:style-name="ce1">
            <text:p>0.3216</text:p>
          </table:table-cell>
          <table:table-cell office:value-type="float" office:value="0.247" table:style-name="ce1">
            <text:p>0.2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16209999999999999" table:style-name="ce1">
            <text:p>0.16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sorted_by_assoc.A1:sorted_by_assoc.E45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8EA9DB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/>
    <dc:creator>Luis Santiago</dc:creator>
    <meta:creation-date>2016-11-26T03:21:20Z</meta:creation-date>
    <dc:date>2016-11-26T04:08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86.62511811023622pt" svg:width="176.25pt" chart:style-name="Crt0">
        <chart:title chart:style-name="CT00">
          <text:p text:style-name="a0" text:class-names="" text:cond-style-name="">4-way</text:p>
        </chart:title>
        <chart:plot-area chart:style-name="Plt0">
          <chart:axis chart:dimension="x" chart:name="primary-x" chart:style-name="Axs0">
            <chart:categories table:cell-range-address="sorted_by_assoc.$C$2:.$C$7"/>
          </chart:axis>
          <chart:axis chart:dimension="y" chart:name="primary-y" chart:style-name="Axs1">
            <chart:grid chart:class="major" chart:style-name="GMa1"/>
          </chart:axis>
          <chart:series chart:values-cell-range-address="sorted_by_assoc.$D$2:.$D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5.8751181102362pt" svg:width="265.5pt" chart:style-name="Crt0">
        <chart:title chart:style-name="CT00">
          <text:p text:style-name="a0" text:class-names="" text:cond-style-name="">IPC vs Line (4-ways)</text:p>
        </chart:title>
        <chart:plot-area chart:style-name="Plt0">
          <chart:axis chart:dimension="x" chart:name="primary-x" chart:style-name="Axs0">
            <chart:categories table:cell-range-address="Gcc.$C$2:.$C$7"/>
          </chart:axis>
          <chart:axis chart:dimension="y" chart:name="primary-y" chart:style-name="Axs1">
            <chart:grid chart:class="major" chart:style-name="GMa1"/>
          </chart:axis>
          <chart:series chart:values-cell-range-address="Gcc.$D$2:.$D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0.0pt" svg:width="249.7500787401575pt" chart:style-name="Crt0">
        <chart:title chart:style-name="CT00">
          <text:p text:style-name="a0" text:class-names="" text:cond-style-name="">8-ways</text:p>
        </chart:title>
        <chart:plot-area chart:style-name="Plt0">
          <chart:axis chart:dimension="x" chart:name="primary-x" chart:style-name="Axs0">
            <chart:categories table:cell-range-address="Gcc.$C$8:.$C$15"/>
          </chart:axis>
          <chart:axis chart:dimension="y" chart:name="primary-y" chart:style-name="Axs1">
            <chart:grid chart:class="major" chart:style-name="GMa1"/>
          </chart:axis>
          <chart:series chart:values-cell-range-address="Gcc.$D$8:.$D$15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500787401575pt" svg:width="267.75pt" chart:style-name="Crt0">
        <chart:title chart:style-name="CT00">
          <text:p text:style-name="a0" text:class-names="" text:cond-style-name="">IPC VS # Lines (16 ways)</text:p>
        </chart:title>
        <chart:plot-area chart:style-name="Plt0">
          <chart:axis chart:dimension="x" chart:name="primary-x" chart:style-name="Axs0">
            <chart:categories table:cell-range-address="Gcc.$C$16:.$C$23"/>
          </chart:axis>
          <chart:axis chart:dimension="y" chart:name="primary-y" chart:style-name="Axs1">
            <chart:grid chart:class="major" chart:style-name="GMa1"/>
          </chart:axis>
          <chart:series chart:values-cell-range-address="Gcc.$D$16:.$D$2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5pt" svg:width="258.0pt" chart:style-name="Crt0">
        <chart:title chart:style-name="CT00">
          <text:p text:style-name="a0" text:class-names="" text:cond-style-name="">IPC VS # Lines (32 ways)</text:p>
        </chart:title>
        <chart:plot-area chart:style-name="Plt0">
          <chart:axis chart:dimension="x" chart:name="primary-x" chart:style-name="Axs0">
            <chart:categories table:cell-range-address="Gcc.$C$24:.$C$31"/>
          </chart:axis>
          <chart:axis chart:dimension="y" chart:name="primary-y" chart:style-name="Axs1">
            <chart:grid chart:class="major" chart:style-name="GMa1"/>
          </chart:axis>
          <chart:series chart:values-cell-range-address="Gcc.$D$24:.$D$31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8 lines, 8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8-lines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8-lines.$D$2:.$D$6" chart:class="chart:bar" chart:attached-axis="primary-y" chart:style-name="G0S0">
            <chart:data-label chart:style-name="DL00"/>
            <chart:data-point chart:repeated="5"/>
          </chart:series>
          <chart:series chart:values-cell-range-address="8-lines.$D$20:.$D$24" chart:class="chart:bar" chart:attached-axis="primary-y" chart:style-name="G0S1">
            <chart:data-label chart:style-name="DL01"/>
            <chart:data-point chart:repeated="5"/>
          </chart:series>
          <chart:series chart:values-cell-range-address="8-lines.$D$38:.$D$4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8 lines 16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8-lines.$A$7:.$A$11"/>
          </chart:axis>
          <chart:axis chart:dimension="y" chart:name="primary-y" chart:style-name="Axs1">
            <chart:grid chart:class="major" chart:style-name="GMa1"/>
          </chart:axis>
          <chart:series chart:values-cell-range-address="8-lines.$D$7:.$D$11" chart:class="chart:bar" chart:attached-axis="primary-y" chart:style-name="G0S0">
            <chart:data-label chart:style-name="DL00"/>
            <chart:data-point chart:repeated="5"/>
          </chart:series>
          <chart:series chart:values-cell-range-address="8-lines.$D$25:.$D$29" chart:class="chart:bar" chart:attached-axis="primary-y" chart:style-name="G0S1">
            <chart:data-label chart:style-name="DL01"/>
            <chart:data-point chart:repeated="5"/>
          </chart:series>
          <chart:series chart:values-cell-range-address="8-lines.$D$43:.$D$47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8 lines 32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8-lines.$A$12:.$A$16"/>
          </chart:axis>
          <chart:axis chart:dimension="y" chart:name="primary-y" chart:style-name="Axs1">
            <chart:grid chart:class="major" chart:style-name="GMa1"/>
          </chart:axis>
          <chart:series chart:values-cell-range-address="8-lines.$D$12:.$D$16" chart:class="chart:bar" chart:attached-axis="primary-y" chart:style-name="G0S0">
            <chart:data-label chart:style-name="DL00"/>
            <chart:data-point chart:repeated="5"/>
          </chart:series>
          <chart:series chart:values-cell-range-address="8-lines.$D$30:.$D$34" chart:class="chart:bar" chart:attached-axis="primary-y" chart:style-name="G0S1">
            <chart:data-label chart:style-name="DL01"/>
            <chart:data-point chart:repeated="5"/>
          </chart:series>
          <chart:series chart:values-cell-range-address="8-lines.$D$48:.$D$5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16 lines, 8-Way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16_Lines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16_Lines.$D$2:.$D$6" chart:class="chart:bar" chart:attached-axis="primary-y" chart:style-name="G0S0">
            <chart:data-label chart:style-name="DL00"/>
            <chart:data-point chart:repeated="5"/>
          </chart:series>
          <chart:series chart:values-cell-range-address="16_Lines.$D$20:.$D$24" chart:class="chart:bar" chart:attached-axis="primary-y" chart:style-name="G0S1">
            <chart:data-label chart:style-name="DL01"/>
            <chart:data-point chart:repeated="5"/>
          </chart:series>
          <chart:series chart:values-cell-range-address="16_Lines.$D$38:.$D$4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16 lines, 16 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16_Lines.$A$7:.$A$11"/>
          </chart:axis>
          <chart:axis chart:dimension="y" chart:name="primary-y" chart:style-name="Axs1">
            <chart:grid chart:class="major" chart:style-name="GMa1"/>
          </chart:axis>
          <chart:series chart:values-cell-range-address="16_Lines.$D$7:.$D$11" chart:class="chart:bar" chart:attached-axis="primary-y" chart:style-name="G0S0">
            <chart:data-label chart:style-name="DL00"/>
            <chart:data-point chart:repeated="5"/>
          </chart:series>
          <chart:series chart:values-cell-range-address="16_Lines.$D$25:.$D$29" chart:class="chart:bar" chart:attached-axis="primary-y" chart:style-name="G0S1">
            <chart:data-label chart:style-name="DL01"/>
            <chart:data-point chart:repeated="5"/>
          </chart:series>
          <chart:series chart:values-cell-range-address="16_Lines.$D$43:.$D$47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6 lines, 32 way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16_Lines.$A$7:.$A$11"/>
          </chart:axis>
          <chart:axis chart:dimension="y" chart:name="primary-y" chart:style-name="Axs1">
            <chart:grid chart:class="major" chart:style-name="GMa1"/>
          </chart:axis>
          <chart:series chart:values-cell-range-address="16_Lines.$D$12:.$D$16" chart:class="chart:bar" chart:attached-axis="primary-y" chart:style-name="G0S0">
            <chart:data-label chart:style-name="DL00"/>
            <chart:data-point chart:repeated="5"/>
          </chart:series>
          <chart:series chart:values-cell-range-address="16_Lines.$D$30:.$D$34" chart:class="chart:bar" chart:attached-axis="primary-y" chart:style-name="G0S1">
            <chart:data-label chart:style-name="DL01"/>
            <chart:data-point chart:repeated="5"/>
          </chart:series>
          <chart:series chart:values-cell-range-address="16_Lines.$D$48:.$D$5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9.8750393700788pt" svg:width="339.0pt" chart:style-name="Crt0">
        <chart:title chart:style-name="CT00">
          <text:p text:style-name="a0" text:class-names="" text:cond-style-name="">IPC (32 lines 16-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32_lines.$C$2:.$C$6"/>
          </chart:axis>
          <chart:axis chart:dimension="y" chart:name="primary-y" chart:style-name="Axs1">
            <chart:grid chart:class="major" chart:style-name="GMa1"/>
          </chart:axis>
          <chart:series chart:values-cell-range-address="32_lines.$D$2:.$D$6" chart:class="chart:bar" chart:attached-axis="primary-y" chart:style-name="G0S0">
            <chart:data-label chart:style-name="DL00"/>
            <chart:data-point chart:repeated="5"/>
          </chart:series>
          <chart:series chart:values-cell-range-address="32_lines.$D$15:.$D$19" chart:class="chart:bar" chart:attached-axis="primary-y" chart:style-name="G0S1">
            <chart:data-label chart:style-name="DL01"/>
            <chart:data-point chart:repeated="5"/>
          </chart:series>
          <chart:series chart:values-cell-range-address="32_lines.$D$27:.$D$31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6.8750393700788pt" svg:width="345.0pt" chart:style-name="Crt0">
        <chart:title chart:style-name="CT00">
          <text:p text:style-name="a0" text:class-names="" text:cond-style-name="">IPC(32 lines, 32-ways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32_lines.$C$7:.$C$11"/>
          </chart:axis>
          <chart:axis chart:dimension="y" chart:name="primary-y" chart:style-name="Axs1">
            <chart:grid chart:class="major" chart:style-name="GMa1"/>
          </chart:axis>
          <chart:series chart:values-cell-range-address="32_lines.$D$7:.$D$11" chart:class="chart:bar" chart:attached-axis="primary-y" chart:style-name="G0S0">
            <chart:data-label chart:style-name="DL00"/>
            <chart:data-point chart:repeated="5"/>
          </chart:series>
          <chart:series chart:values-cell-range-address="32_lines.$D$20:.$D$24" chart:class="chart:bar" chart:attached-axis="primary-y" chart:style-name="G0S1">
            <chart:data-label chart:style-name="DL01"/>
            <chart:data-point chart:repeated="5"/>
          </chart:series>
          <chart:series chart:values-cell-range-address="32_lines.$D$32:.$D$36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